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0.6783in"/>
    </style:style>
    <style:style style:name="co6" style:family="table-column">
      <style:table-column-properties fo:break-before="auto" style:column-width="4.8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4" style:family="table-cell" style:parent-style-name="Default" style:data-style-name="N49"/>
    <style:style style:name="ce1" style:family="table-cell" style:parent-style-name="Default" style:data-style-name="N121"/>
    <style:style style:name="ce7" style:family="table-cell" style:parent-style-name="Default" style:data-style-name="N49"/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style:cell-protect="none" style:print-content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cation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3" table:default-cell-style-name="ce7"/>
        <table:table-column table:style-name="co1" table:default-cell-style-name="ce5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5"/>
        <table:table-row table:style-name="ro1">
          <table:table-cell office:value-type="string" calcext:value-type="string">
            <text:p>site_id</text:p>
          </table:table-cell>
          <table:table-cell office:value-type="string" calcext:value-type="string">
            <text:p>site_nam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observer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photo_14Csample</text:p>
          </table:table-cell>
          <table:table-cell office:value-type="string" calcext:value-type="string">
            <text:p>date_14C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ramshaw_meadow</text:p>
          </table:table-cell>
          <table:table-cell office:value-type="float" office:value="36.338671" calcext:value-type="float">
            <text:p>36.338671</text:p>
          </table:table-cell>
          <table:table-cell office:value-type="float" office:value="-118.233303" calcext:value-type="float">
            <text:p>-118.233303</text:p>
          </table:table-cell>
          <table:table-cell office:value-type="float" office:value="2639" calcext:value-type="float">
            <text:p>2639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activ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Dam constructed in 2021.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ramshaw_meadow</text:p>
          </table:table-cell>
          <table:table-cell office:value-type="float" office:value="36.338961" calcext:value-type="float">
            <text:p>36.338961</text:p>
          </table:table-cell>
          <table:table-cell office:value-type="float" office:value="-118.233107" calcext:value-type="float">
            <text:p>-118.233107</text:p>
          </table:table-cell>
          <table:table-cell office:value-type="float" office:value="2636" calcext:value-type="float">
            <text:p>2636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activ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ramshaw_meadow</text:p>
          </table:table-cell>
          <table:table-cell office:value-type="float" office:value="36.339816" calcext:value-type="float">
            <text:p>36.339816</text:p>
          </table:table-cell>
          <table:table-cell office:value-type="float" office:value="-118.232463" calcext:value-type="float">
            <text:p>-118.232463</text:p>
          </table:table-cell>
          <table:table-cell office:value-type="float" office:value="2631" calcext:value-type="float">
            <text:p>2631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activ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4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ramshaw_meadow</text:p>
          </table:table-cell>
          <table:table-cell office:value-type="float" office:value="36.34035" calcext:value-type="float">
            <text:p>36.340350</text:p>
          </table:table-cell>
          <table:table-cell office:value-type="float" office:value="-118.232237" calcext:value-type="float">
            <text:p>-118.232237</text:p>
          </table:table-cell>
          <table:table-cell office:value-type="float" office:value="2630" calcext:value-type="float">
            <text:p>2630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activ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4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ramshaw_meadow</text:p>
          </table:table-cell>
          <table:table-cell office:value-type="float" office:value="36.342159" calcext:value-type="float">
            <text:p>36.342159</text:p>
          </table:table-cell>
          <table:table-cell office:value-type="float" office:value="-118.233358" calcext:value-type="float">
            <text:p>-118.233358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activ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4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ramshaw_meadow</text:p>
          </table:table-cell>
          <table:table-cell office:value-type="float" office:value="36.342642" calcext:value-type="float">
            <text:p>36.342642</text:p>
          </table:table-cell>
          <table:table-cell office:value-type="float" office:value="-118.2345798" calcext:value-type="float">
            <text:p>-118.234580</text:p>
          </table:table-cell>
          <table:table-cell office:value-type="float" office:value="2635" calcext:value-type="float">
            <text:p>2635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inactiv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Dam breached by river, but portion on bank is intact. 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ramshaw_meadow</text:p>
          </table:table-cell>
          <table:table-cell office:value-type="float" office:value="36.3430609" calcext:value-type="float">
            <text:p>36.343061</text:p>
          </table:table-cell>
          <table:table-cell office:value-type="float" office:value="-118.2359459" calcext:value-type="float">
            <text:p>-118.235946</text:p>
          </table:table-cell>
          <table:table-cell office:value-type="float" office:value="2631" calcext:value-type="float">
            <text:p>2631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inactiv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Dam intact, but unmaintained and leaking.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ramshaw_meadow</text:p>
          </table:table-cell>
          <table:table-cell office:value-type="float" office:value="36.343803" calcext:value-type="float">
            <text:p>36.343803</text:p>
          </table:table-cell>
          <table:table-cell office:value-type="float" office:value="-118.2417186" calcext:value-type="float">
            <text:p>-118.241719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inactiv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Old dam that is mostly gone. Based on on Google Earth images, dam built between 2005 and 2009.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ramshaw_meadow</text:p>
          </table:table-cell>
          <table:table-cell office:value-type="float" office:value="36.343497" calcext:value-type="float">
            <text:p>36.343497</text:p>
          </table:table-cell>
          <table:table-cell office:value-type="float" office:value="-118.241243" calcext:value-type="float">
            <text:p>-118.241243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built between 2005 and 2009.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ramshaw_meadow</text:p>
          </table:table-cell>
          <table:table-cell office:value-type="float" office:value="36.343085" calcext:value-type="float">
            <text:p>36.343085</text:p>
          </table:table-cell>
          <table:table-cell office:value-type="float" office:value="-118.240828" calcext:value-type="float">
            <text:p>-118.240828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built between 2005 and 2009.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ramshaw_meadow</text:p>
          </table:table-cell>
          <table:table-cell office:value-type="float" office:value="36.343803" calcext:value-type="float">
            <text:p>36.343803</text:p>
          </table:table-cell>
          <table:table-cell office:value-type="float" office:value="-118.241755" calcext:value-type="float">
            <text:p>-118.241755</text:p>
          </table:table-cell>
          <table:table-cell office:value-type="float" office:value="2639" calcext:value-type="float">
            <text:p>2639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built between 1995 and 2002.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ramshaw_meadow</text:p>
          </table:table-cell>
          <table:table-cell office:value-type="float" office:value="36.346885" calcext:value-type="float">
            <text:p>36.346885</text:p>
          </table:table-cell>
          <table:table-cell office:value-type="float" office:value="-118.246425" calcext:value-type="float">
            <text:p>-118.246425</text:p>
          </table:table-cell>
          <table:table-cell office:value-type="float" office:value="2641" calcext:value-type="float">
            <text:p>2641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built between 1995 and 2002.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ramshaw_meadow</text:p>
          </table:table-cell>
          <table:table-cell office:value-type="float" office:value="36.347891" calcext:value-type="float">
            <text:p>36.347891</text:p>
          </table:table-cell>
          <table:table-cell office:value-type="float" office:value="-118.247291" calcext:value-type="float">
            <text:p>-118.247291</text:p>
          </table:table-cell>
          <table:table-cell office:value-type="float" office:value="2641" calcext:value-type="float">
            <text:p>2641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built between 1995 and 2002.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ramshaw_meadow</text:p>
          </table:table-cell>
          <table:table-cell office:value-type="float" office:value="36.348293" calcext:value-type="float">
            <text:p>36.348293</text:p>
          </table:table-cell>
          <table:table-cell office:value-type="float" office:value="-118.248251" calcext:value-type="float">
            <text:p>-118.248251</text:p>
          </table:table-cell>
          <table:table-cell office:value-type="float" office:value="2641" calcext:value-type="float">
            <text:p>2641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built between 1995 and 2002.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ramshaw_meadow</text:p>
          </table:table-cell>
          <table:table-cell office:value-type="float" office:value="36.347311" calcext:value-type="float">
            <text:p>36.347311</text:p>
          </table:table-cell>
          <table:table-cell office:value-type="float" office:value="-118.250802" calcext:value-type="float">
            <text:p>-118.250802</text:p>
          </table:table-cell>
          <table:table-cell office:value-type="float" office:value="2643" calcext:value-type="float">
            <text:p>2643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built between 1995 and 2002.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ramshaw_meadow</text:p>
          </table:table-cell>
          <table:table-cell office:value-type="float" office:value="36.356083" calcext:value-type="float">
            <text:p>36.356083</text:p>
          </table:table-cell>
          <table:table-cell office:value-type="float" office:value="-118.269729" calcext:value-type="float">
            <text:p>-118.269729</text:p>
          </table:table-cell>
          <table:table-cell office:value-type="float" office:value="2653" calcext:value-type="float">
            <text:p>2653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table:style-name="Default" office:value-type="string" calcext:value-type="string">
            <text:p><text:span text:style-name="T1">Based on Google Earth images, dam </text:span>present in 1995 and 2002. Pister (2008) mentions beaver dams in this area in the 1970s.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ramshaw_meadow</text:p>
          </table:table-cell>
          <table:table-cell office:value-type="float" office:value="36.356721" calcext:value-type="float">
            <text:p>36.356721</text:p>
          </table:table-cell>
          <table:table-cell office:value-type="float" office:value="-118.270236" calcext:value-type="float">
            <text:p>-118.270236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present in 1995 and 2002. Pister (2008) mentions beaver dams in this area in the 1970s.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ramshaw_meadow</text:p>
          </table:table-cell>
          <table:table-cell office:value-type="float" office:value="36.356994" calcext:value-type="float">
            <text:p>36.356994</text:p>
          </table:table-cell>
          <table:table-cell office:value-type="float" office:value="-118.27245" calcext:value-type="float">
            <text:p>-118.272450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present in 1995 and 2002. Pister (2008) mentions beaver dams in this area in the 1970s.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ramshaw_meadow</text:p>
          </table:table-cell>
          <table:table-cell office:value-type="float" office:value="36.356543" calcext:value-type="float">
            <text:p>36.356543</text:p>
          </table:table-cell>
          <table:table-cell office:value-type="float" office:value="-118.273058" calcext:value-type="float">
            <text:p>-118.273058</text:p>
          </table:table-cell>
          <table:table-cell office:value-type="float" office:value="2655" calcext:value-type="float">
            <text:p>2655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present in 1995 and 2002. Pister (2008) mentions beaver dams in this area in the 1970s.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ramshaw_meadow</text:p>
          </table:table-cell>
          <table:table-cell office:value-type="float" office:value="36.357573" calcext:value-type="float">
            <text:p>36.357573</text:p>
          </table:table-cell>
          <table:table-cell office:value-type="float" office:value="-118.273588" calcext:value-type="float">
            <text:p>-118.273588</text:p>
          </table:table-cell>
          <table:table-cell office:value-type="float" office:value="2656" calcext:value-type="float">
            <text:p>2656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present in 1995 and 2002. Pister (2008) mentions beaver dams in this area in the 1970s.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ramshaw_meadow</text:p>
          </table:table-cell>
          <table:table-cell office:value-type="float" office:value="36.358949" calcext:value-type="float">
            <text:p>36.358949</text:p>
          </table:table-cell>
          <table:table-cell office:value-type="float" office:value="-118.275232" calcext:value-type="float">
            <text:p>-118.275232</text:p>
          </table:table-cell>
          <table:table-cell office:value-type="float" office:value="2658" calcext:value-type="float">
            <text:p>2658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table:style-name="ce6" office:value-type="string" calcext:value-type="string">
            <text:p><text:span text:style-name="T1">Based on Google Earth images, dam </text:span>present in 2002. Pister (2008) mentions beaver dains in this area in the 1970s.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ramshaw_meadow</text:p>
          </table:table-cell>
          <table:table-cell office:value-type="float" office:value="36.359339" calcext:value-type="float">
            <text:p>36.359339</text:p>
          </table:table-cell>
          <table:table-cell office:value-type="float" office:value="-118.276557" calcext:value-type="float">
            <text:p>-118.276557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present in 2002. Pister (2008) mentions beaver dains in this area in the 1970s.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ramshaw_meadow</text:p>
          </table:table-cell>
          <table:table-cell office:value-type="float" office:value="36.359163" calcext:value-type="float">
            <text:p>36.359163</text:p>
          </table:table-cell>
          <table:table-cell office:value-type="float" office:value="-118.27755" calcext:value-type="float">
            <text:p>-118.277550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<text:span text:style-name="T1">Based on Google Earth images, dam </text:span>present in 2002 and 2005. Pister (2008) mentions beaver dams in this area in the 1970s. 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lower_mulkey_creek</text:p>
          </table:table-cell>
          <table:table-cell office:value-type="float" office:value="36.3443" calcext:value-type="float">
            <text:p>36.344300</text:p>
          </table:table-cell>
          <table:table-cell office:value-type="float" office:value="-118.201538" calcext:value-type="float">
            <text:p>-118.201538</text:p>
          </table:table-cell>
          <table:table-cell office:value-type="float" office:value="2616" calcext:value-type="float">
            <text:p>2616</text:p>
          </table:table-cell>
          <table:table-cell office:value-type="string" calcext:value-type="string">
            <text:p>cut_stems</text:p>
          </table:table-cell>
          <table:table-cell office:value-type="string" calcext:value-type="string">
            <text:p>inactive</text:p>
          </table:table-cell>
          <table:table-cell office:value-type="date" office:date-value="2022-07-17" calcext:value-type="date">
            <text:p>2022-07-17</text:p>
          </table:table-cell>
          <table:table-cell office:value-type="string" calcext:value-type="string">
            <text:p>Knapp</text:p>
          </table:table-cell>
          <table:table-cell office:value-type="string" calcext:value-type="string">
            <text:p>20220717_123010.jpg</text:p>
          </table:table-cell>
          <table:table-cell office:value-type="string" calcext:value-type="string">
            <text:p>20220719_090125.jpg</text:p>
          </table:table-cell>
          <table:table-cell/>
          <table:table-cell office:value-type="string" calcext:value-type="string">
            <text:p>Chewed lodgepole pine stump, willows.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lower_mulkey_creek</text:p>
          </table:table-cell>
          <table:table-cell office:value-type="float" office:value="36.346379" calcext:value-type="float">
            <text:p>36.346379</text:p>
          </table:table-cell>
          <table:table-cell office:value-type="float" office:value="-118.202103" calcext:value-type="float">
            <text:p>-118.202103</text:p>
          </table:table-cell>
          <table:table-cell office:value-type="float" office:value="2619" calcext:value-type="float">
            <text:p>2619</text:p>
          </table:table-cell>
          <table:table-cell office:value-type="string" calcext:value-type="string">
            <text:p>cut_stems</text:p>
          </table:table-cell>
          <table:table-cell office:value-type="string" calcext:value-type="string">
            <text:p>inactive</text:p>
          </table:table-cell>
          <table:table-cell office:value-type="date" office:date-value="2022-07-17" calcext:value-type="date">
            <text:p>2022-07-17</text:p>
          </table:table-cell>
          <table:table-cell office:value-type="string" calcext:value-type="string">
            <text:p>Knapp</text:p>
          </table:table-cell>
          <table:table-cell office:value-type="string" calcext:value-type="string">
            <text:p>20220717_141457.jpg</text:p>
          </table:table-cell>
          <table:table-cell office:value-type="string" calcext:value-type="string">
            <text:p>20220719_091614.jpg</text:p>
          </table:table-cell>
          <table:table-cell/>
          <table:table-cell office:value-type="string" calcext:value-type="string">
            <text:p>Chewed aspens.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lower_mulkey_creek</text:p>
          </table:table-cell>
          <table:table-cell office:value-type="float" office:value="36.3489" calcext:value-type="float">
            <text:p>36.348900</text:p>
          </table:table-cell>
          <table:table-cell office:value-type="float" office:value="-118.203002" calcext:value-type="float">
            <text:p>-118.203002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cut_stems</text:p>
          </table:table-cell>
          <table:table-cell office:value-type="string" calcext:value-type="string">
            <text:p>inactive</text:p>
          </table:table-cell>
          <table:table-cell office:value-type="date" office:date-value="2022-07-17" calcext:value-type="date">
            <text:p>2022-07-17</text:p>
          </table:table-cell>
          <table:table-cell office:value-type="string" calcext:value-type="string">
            <text:p>Knapp</text:p>
          </table:table-cell>
          <table:table-cell office:value-type="string" calcext:value-type="string">
            <text:p>20220717_145016.jpg</text:p>
          </table:table-cell>
          <table:table-cell office:value-type="string" calcext:value-type="string">
            <text:p>20220719_091536.jpg</text:p>
          </table:table-cell>
          <table:table-cell/>
          <table:table-cell office:value-type="string" calcext:value-type="string">
            <text:p>Chewed willows.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groundhog_meadow</text:p>
          </table:table-cell>
          <table:table-cell office:value-type="float" office:value="36.364908" calcext:value-type="float">
            <text:p>36.364908</text:p>
          </table:table-cell>
          <table:table-cell office:value-type="float" office:value="-118.312431" calcext:value-type="float">
            <text:p>-118.312431</text:p>
          </table:table-cell>
          <table:table-cell office:value-type="float" office:value="2662" calcext:value-type="float">
            <text:p>2662</text:p>
          </table:table-cell>
          <table:table-cell office:value-type="string" calcext:value-type="string">
            <text:p>cut_stems</text:p>
          </table:table-cell>
          <table:table-cell office:value-type="string" calcext:value-type="string">
            <text:p>inactive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Chewed willows.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groundhog_meadow</text:p>
          </table:table-cell>
          <table:table-cell office:value-type="float" office:value="36.365738" calcext:value-type="float">
            <text:p>36.365738</text:p>
          </table:table-cell>
          <table:table-cell office:value-type="float" office:value="-118.311023" calcext:value-type="float">
            <text:p>-118.311023</text:p>
          </table:table-cell>
          <table:table-cell office:value-type="float" office:value="2670" calcext:value-type="float">
            <text:p>2670</text:p>
          </table:table-cell>
          <table:table-cell office:value-type="string" calcext:value-type="string">
            <text:p>cut_stems</text:p>
          </table:table-cell>
          <table:table-cell office:value-type="string" calcext:value-type="string">
            <text:p>inactive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Knapp</text:p>
          </table:table-cell>
          <table:table-cell office:value-type="string" calcext:value-type="string">
            <text:p>GroundhogMdw_1.jpg</text:p>
          </table:table-cell>
          <table:table-cell table:number-columns-repeated="2"/>
          <table:table-cell office:value-type="string" calcext:value-type="string">
            <text:p>Chewed willows.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golden_trout_creek</text:p>
          </table:table-cell>
          <table:table-cell office:value-type="float" office:value="36.361797" calcext:value-type="float">
            <text:p>36.361797</text:p>
          </table:table-cell>
          <table:table-cell office:value-type="float" office:value="-118.295671" calcext:value-type="float">
            <text:p>-118.295671</text:p>
          </table:table-cell>
          <table:table-cell office:value-type="float" office:value="2705" calcext:value-type="float">
            <text:p>2705</text:p>
          </table:table-cell>
          <table:table-cell office:value-type="string" calcext:value-type="string">
            <text:p>cut_stems</text:p>
          </table:table-cell>
          <table:table-cell office:value-type="string" calcext:value-type="string">
            <text:p>inactive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Knapp</text:p>
          </table:table-cell>
          <table:table-cell office:value-type="string" calcext:value-type="string">
            <text:p>GoldenTroutCk_near_creek_crossing_below_TunnelGS_1.jpg</text:p>
          </table:table-cell>
          <table:table-cell table:number-columns-repeated="2"/>
          <table:table-cell office:value-type="string" calcext:value-type="string">
            <text:p>Chewed willows. Lots of beaver evidence from western edge of meadow to trail crossing of creek. 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golden_trout_creek</text:p>
          </table:table-cell>
          <table:table-cell office:value-type="float" office:value="36.356294" calcext:value-type="float">
            <text:p>36.356294</text:p>
          </table:table-cell>
          <table:table-cell office:value-type="float" office:value="-118.306875" calcext:value-type="float">
            <text:p>-118.306875</text:p>
          </table:table-cell>
          <table:table-cell office:value-type="float" office:value="2692" calcext:value-type="float">
            <text:p>2692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<text:span text:style-name="T1">Based on Google Earth images, dam present in</text:span> 2013 and 2016.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golden_trout_creek</text:p>
          </table:table-cell>
          <table:table-cell office:value-type="float" office:value="36.356242" calcext:value-type="float">
            <text:p>36.356242</text:p>
          </table:table-cell>
          <table:table-cell office:value-type="float" office:value="-118.306182" calcext:value-type="float">
            <text:p>-118.306182</text:p>
          </table:table-cell>
          <table:table-cell office:value-type="float" office:value="2693" calcext:value-type="float">
            <text:p>2693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present in 2013 and 2016.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ittle_whitney_meadow</text:p>
          </table:table-cell>
          <table:table-cell office:value-type="float" office:value="36.377104" calcext:value-type="float">
            <text:p>36.377104</text:p>
          </table:table-cell>
          <table:table-cell office:value-type="float" office:value="-118.343766" calcext:value-type="float">
            <text:p>-118.343766</text:p>
          </table:table-cell>
          <table:table-cell office:value-type="float" office:value="2572" calcext:value-type="float">
            <text:p>2572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present in 2013.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tunnel_meadow</text:p>
          </table:table-cell>
          <table:table-cell office:value-type="float" office:value="36.383157" calcext:value-type="float">
            <text:p>36.383157</text:p>
          </table:table-cell>
          <table:table-cell office:value-type="float" office:value="-118.256706" calcext:value-type="float">
            <text:p>-118.256706</text:p>
          </table:table-cell>
          <table:table-cell office:value-type="float" office:value="2737" calcext:value-type="float">
            <text:p>2737</text:p>
          </table:table-cell>
          <table:table-cell office:value-type="string" calcext:value-type="string">
            <text:p>cut_stems</text:p>
          </table:table-cell>
          <table:table-cell office:value-type="string" calcext:value-type="string">
            <text:p>inactive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Knapp</text:p>
          </table:table-cell>
          <table:table-cell office:value-type="string" calcext:value-type="string">
            <text:p>TunnelMdw_upper_1.jpg</text:p>
          </table:table-cell>
          <table:table-cell table:number-columns-repeated="3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mulkey_meadows</text:p>
          </table:table-cell>
          <table:table-cell office:value-type="float" office:value="36.408944" calcext:value-type="float">
            <text:p>36.408944</text:p>
          </table:table-cell>
          <table:table-cell office:value-type="float" office:value="-118.162064" calcext:value-type="float">
            <text:p>-118.162064</text:p>
          </table:table-cell>
          <table:table-cell office:value-type="float" office:value="2872" calcext:value-type="float">
            <text:p>2872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inactive</text:p>
          </table:table-cell>
          <table:table-cell office:value-type="date" office:date-value="2018-01-01" calcext:value-type="date">
            <text:p>2018-01-01</text:p>
          </table:table-cell>
          <table:table-cell office:value-type="string" calcext:value-type="string">
            <text:p>Knapp</text:p>
          </table:table-cell>
          <table:table-cell table:number-columns-repeated="2"/>
          <table:table-cell office:value-type="string" calcext:value-type="string">
            <text:p>modern</text:p>
          </table:table-cell>
          <table:table-cell office:value-type="string" calcext:value-type="string">
            <text:p><text:span text:style-name="T1">Dam breached long ago, but is mostly</text:span> intact.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mulkey_meadows</text:p>
          </table:table-cell>
          <table:table-cell office:value-type="float" office:value="36.408817" calcext:value-type="float">
            <text:p>36.408817</text:p>
          </table:table-cell>
          <table:table-cell office:value-type="float" office:value="-118.163061" calcext:value-type="float">
            <text:p>-118.163061</text:p>
          </table:table-cell>
          <table:table-cell office:value-type="float" office:value="2870" calcext:value-type="float">
            <text:p>2870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18-01-01" calcext:value-type="date">
            <text:p>2018-01-0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Fringing dam remnant still visible on bank.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four_canyons_creek</text:p>
          </table:table-cell>
          <table:table-cell office:value-type="float" office:value="36.340917" calcext:value-type="float">
            <text:p>36.340917</text:p>
          </table:table-cell>
          <table:table-cell office:value-type="float" office:value="-118.157552" calcext:value-type="float">
            <text:p>-118.157552</text:p>
          </table:table-cell>
          <table:table-cell office:value-type="float" office:value="2674" calcext:value-type="float">
            <text:p>2674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1983-01-01" calcext:value-type="date">
            <text:p>1983-01-01</text:p>
          </table:table-cell>
          <table:table-cell office:value-type="string" calcext:value-type="string">
            <text:p>Pister</text:p>
          </table:table-cell>
          <table:table-cell table:number-columns-repeated="3"/>
          <table:table-cell office:value-type="string" calcext:value-type="string">
            <text:p>From Pister (2008), mentions beaver dams ~2 miles above SF Kern confluence.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long_stringer</text:p>
          </table:table-cell>
          <table:table-cell office:value-type="float" office:value="36.300862" calcext:value-type="float">
            <text:p>36.300862</text:p>
          </table:table-cell>
          <table:table-cell office:value-type="float" office:value="-118.169147" calcext:value-type="float">
            <text:p>-118.169147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1985-01-01" calcext:value-type="date">
            <text:p>1985-01-01</text:p>
          </table:table-cell>
          <table:table-cell office:value-type="string" calcext:value-type="string">
            <text:p>Pister</text:p>
          </table:table-cell>
          <table:table-cell table:number-columns-repeated="3"/>
          <table:table-cell office:value-type="string" calcext:value-type="string">
            <text:p>From Pister (2008), mentions beaver dams ~1 mile above SF Kern confluence.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monache_meadow</text:p>
          </table:table-cell>
          <table:table-cell office:value-type="float" office:value="36.217583" calcext:value-type="float">
            <text:p>36.217583</text:p>
          </table:table-cell>
          <table:table-cell office:value-type="float" office:value="-118.172919" calcext:value-type="float">
            <text:p>-118.172919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active</text:p>
          </table:table-cell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Bouwes</text:p>
          </table:table-cell>
          <table:table-cell office:value-type="string" calcext:value-type="string">
            <text:p>IMG_7913.JPG</text:p>
          </table:table-cell>
          <table:table-cell table:number-columns-repeated="2"/>
          <table:table-cell office:value-type="string" calcext:value-type="string">
            <text:p>Torres also recorded beaver dams in this area.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monache_meadow</text:p>
          </table:table-cell>
          <table:table-cell office:value-type="float" office:value="36.21635" calcext:value-type="float">
            <text:p>36.216350</text:p>
          </table:table-cell>
          <table:table-cell office:value-type="float" office:value="-118.174469" calcext:value-type="float">
            <text:p>-118.174469</text:p>
          </table:table-cell>
          <table:table-cell office:value-type="float" office:value="2399" calcext:value-type="float">
            <text:p>2399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active</text:p>
          </table:table-cell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Bouwes</text:p>
          </table:table-cell>
          <table:table-cell office:value-type="string" calcext:value-type="string">
            <text:p>IMG_7917.HEIC</text:p>
          </table:table-cell>
          <table:table-cell table:number-columns-repeated="2"/>
          <table:table-cell office:value-type="string" calcext:value-type="string">
            <text:p>Torres also recorded beaver dams in this area.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monache_meadow</text:p>
          </table:table-cell>
          <table:table-cell office:value-type="float" office:value="36.21395" calcext:value-type="float">
            <text:p>36.213950</text:p>
          </table:table-cell>
          <table:table-cell office:value-type="float" office:value="-118.174842" calcext:value-type="float">
            <text:p>-118.174842</text:p>
          </table:table-cell>
          <table:table-cell office:value-type="float" office:value="2399" calcext:value-type="float">
            <text:p>2399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active</text:p>
          </table:table-cell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Bouwes</text:p>
          </table:table-cell>
          <table:table-cell office:value-type="string" calcext:value-type="string">
            <text:p>IMG_7923.HEIC</text:p>
          </table:table-cell>
          <table:table-cell table:number-columns-repeated="2"/>
          <table:table-cell office:value-type="string" calcext:value-type="string">
            <text:p>Torres also recorded beaver dams in this area.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snake_creek</text:p>
          </table:table-cell>
          <table:table-cell office:value-type="float" office:value="36.181457" calcext:value-type="float">
            <text:p>36.181457</text:p>
          </table:table-cell>
          <table:table-cell office:value-type="float" office:value="-118.21207" calcext:value-type="float">
            <text:p>-118.212070</text:p>
          </table:table-cell>
          <table:table-cell office:value-type="float" office:value="2430" calcext:value-type="float">
            <text:p>2430</text:p>
          </table:table-cell>
          <table:table-cell office:value-type="string" calcext:value-type="string">
            <text:p>cut_stems</text:p>
          </table:table-cell>
          <table:table-cell office:value-type="string" calcext:value-type="string">
            <text:p>inactive</text:p>
          </table:table-cell>
          <table:table-cell office:value-type="date" office:date-value="2020-01-01" calcext:value-type="date">
            <text:p>2020-01-01</text:p>
          </table:table-cell>
          <table:table-cell office:value-type="string" calcext:value-type="string">
            <text:p>Purdy</text:p>
          </table:table-cell>
          <table:table-cell table:number-columns-repeated="3"/>
          <table:table-cell office:value-type="string" calcext:value-type="string">
            <text:p>Lots of beaver-felled aspens. 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cottonwood_creek</text:p>
          </table:table-cell>
          <table:table-cell office:value-type="float" office:value="36.462013" calcext:value-type="float">
            <text:p>36.462013</text:p>
          </table:table-cell>
          <table:table-cell office:value-type="float" office:value="-118.171422" calcext:value-type="float">
            <text:p>-118.171422</text:p>
          </table:table-cell>
          <table:table-cell office:value-type="float" office:value="3015" calcext:value-type="float">
            <text:p>3015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unknown</text:p>
          </table:table-cell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unter</text:p>
          </table:table-cell>
          <table:table-cell table:number-columns-repeated="3"/>
          <table:table-cell office:value-type="string" calcext:value-type="string">
            <text:p>Observation shared by John Hunter, cattle grazing permittee in the area. 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kingfisher_stringer</text:p>
          </table:table-cell>
          <table:table-cell office:value-type="float" office:value="36.22125" calcext:value-type="float">
            <text:p>36.221250</text:p>
          </table:table-cell>
          <table:table-cell office:value-type="float" office:value="-118.2163" calcext:value-type="float">
            <text:p>-118.216300</text:p>
          </table:table-cell>
          <table:table-cell office:value-type="float" office:value="2470" calcext:value-type="float">
            <text:p>2470</text:p>
          </table:table-cell>
          <table:table-cell office:value-type="string" calcext:value-type="string">
            <text:p>cut_stems</text:p>
          </table:table-cell>
          <table:table-cell office:value-type="string" calcext:value-type="string">
            <text:p>inactive</text:p>
          </table:table-cell>
          <table:table-cell office:value-type="date" office:date-value="2022-01-01" calcext:value-type="date">
            <text:p>2022-01-01</text:p>
          </table:table-cell>
          <table:table-cell office:value-type="string" calcext:value-type="string">
            <text:p>Purdy</text:p>
          </table:table-cell>
          <table:table-cell table:number-columns-repeated="3"/>
          <table:table-cell office:value-type="string" calcext:value-type="string">
            <text:p>Chewed willows.</text:p>
          </table:table-cell>
        </table:table-row>
        <table:table-row table:style-name="ro1" table:number-rows-repeated="104853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metadata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lat/lon</text:p>
          </table:table-cell>
          <table:table-cell office:value-type="string" calcext:value-type="string">
            <text:p>projection = web mercator EPSG: 3857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If only year-level information is available, month-day are added as "01-01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server</text:p>
          </table:table-cell>
          <table:table-cell office:value-type="string" calcext:value-type="string">
            <text:p>Bouwes = Nick Bouwes; Hunter = John Hunter; Knapp = Roland Knapp; Pister = Phil Pister; Purdy = Sabra Purdy; Torres = Thomas Torres; 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“pister (2008)” references golden trout restoration report</text:p>
          </table:table-cell>
          <table:table-cell table:number-columns-repeated="7"/>
        </table:table-row>
        <table:table-row table:style-name="ro1" table:number-rows-repeated="29">
          <table:table-cell table:number-columns-repeated="8"/>
        </table:table-row>
        <table:table-row table:style-name="ro1">
          <table:table-cell table:number-columns-repeated="7"/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1" number:min-decimal-places="1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land Knapp</meta:initial-creator>
    <meta:creation-date>2022-11-11T18:10:24.452765857</meta:creation-date>
    <meta:generator>LibreOffice/7.3.7.2$Linux_X86_64 LibreOffice_project/30$Build-2</meta:generator>
    <dc:date>2022-11-26T09:25:03.492480517</dc:date>
    <dc:creator>Roland Knapp</dc:creator>
    <meta:editing-duration>PT1H37M13S</meta:editing-duration>
    <meta:editing-cycles>15</meta:editing-cycles>
    <meta:document-statistic meta:table-count="2" meta:cell-count="458" meta:object-count="0"/>
  </office:meta>
</office:document-meta>
</file>